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margin-top="0.3752in" fo:margin-bottom="0.052in" loext:contextual-spacing="false" fo:text-align="start" style:justify-single-word="false" fo:orphans="2" fo:widows="2" fo:text-indent="0in" style:auto-text-indent="false" fo:padding="0in" fo:border="none"/>
      <style:text-properties fo:font-variant="normal" fo:text-transform="none" fo:color="#2e3d49" style:font-name="Open Sans" fo:font-size="15pt" fo:letter-spacing="normal" fo:font-style="normal" fo:font-weight="bold"/>
    </style:style>
    <style:style style:name="P2" style:family="paragraph" style:parent-style-name="Heading_20_2">
      <style:paragraph-properties fo:margin-left="0in" fo:margin-right="0in" fo:margin-top="0.3752in" fo:margin-bottom="0.052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3"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57482" style:font-name="inherit" fo:font-size="10.5pt" fo:letter-spacing="normal" fo:font-style="normal" fo:font-weight="bold" fo:background-color="#ffffff" loext:padding="0in" loext:border="none"/>
    </style:style>
    <style:style style:name="P4"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e3d49" style:font-name="inherit" fo:font-size="10.5pt" fo:letter-spacing="normal" fo:font-style="normal" fo:font-weight="bold" fo:background-color="#ffffff" loext:padding="0in" loext:border="none"/>
    </style:style>
    <style:style style:name="P5" style:family="paragraph" style:parent-style-name="Heading_20_3">
      <style:paragraph-properties fo:margin-left="0in" fo:margin-right="0in" fo:margin-top="0in" fo:margin-bottom="0.1043in" loext:contextual-spacing="false" fo:line-height="180%" fo:text-align="start" style:justify-single-word="false" fo:orphans="2" fo:widows="2" fo:text-indent="0in" style:auto-text-indent="false" fo:padding="0in" fo:border="none"/>
      <style:text-properties fo:text-transform="uppercase" fo:color="#7d97ad" style:font-name="inherit" fo:font-size="10.5pt" fo:letter-spacing="normal" fo:font-style="normal" fo:font-weight="bold" fo:background-color="#ffffff" loext:padding="0in" loext:border="none"/>
    </style:style>
    <style:style style:name="P6" style:family="paragraph" style:parent-style-name="Horizontal_20_Line">
      <style:paragraph-properties fo:margin-top="0in" fo:margin-bottom="0in" loext:contextual-spacing="false" fo:text-align="start" style:justify-single-word="false" fo:orphans="2" fo:widows="2"/>
    </style:style>
    <style:style style:name="P7" style:family="paragraph" style:parent-style-name="Preformatted_20_Text" style:list-style-name="L1">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8" style:family="paragraph" style:parent-style-name="Preformatted_20_Text" style:list-style-name="L2">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9" style:family="paragraph" style:parent-style-name="Preformatted_20_Text" style:list-style-name="L3">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10" style:family="paragraph" style:parent-style-name="Preformatted_20_Text" style:list-style-name="L1">
      <loext:graphic-properties draw:fill="solid" draw:fill-color="#f7f7f8" draw:opacity="100%"/>
      <style:paragraph-properties fo:margin-top="0in" fo:margin-bottom="0in" loext:contextual-spacing="false" fo:line-height="142%" fo:text-align="start" style:justify-single-word="false" fo:orphans="2" fo:widows="2" fo:background-color="#f7f7f8" fo:padding="0.0193in" fo:border="0.06pt solid #b4b9bd"/>
    </style:style>
    <style:style style:name="P11" style:family="paragraph" style:parent-style-name="Preformatted_20_Text" style:list-style-name="L3">
      <loext:graphic-properties draw:fill="solid" draw:fill-color="#f7f7f8" draw:opacity="100%"/>
      <style:paragraph-properties fo:margin-top="0in" fo:margin-bottom="0in" loext:contextual-spacing="false" fo:line-height="142%" fo:text-align="start" style:justify-single-word="false" fo:orphans="2" fo:widows="2" fo:background-color="#f7f7f8" fo:padding="0.0193in" fo:border="0.06pt solid #b4b9bd"/>
    </style:style>
    <style:style style:name="P12"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4f4f4f" style:font-name="inherit" fo:font-size="11.25pt" fo:letter-spacing="normal" fo:font-style="normal" fo:font-weight="normal" loext:padding="0in" loext:border="none"/>
    </style:style>
    <style:style style:name="P13"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Open Sans" fo:font-size="12pt" fo:letter-spacing="normal" fo:font-style="normal" fo:font-weight="normal"/>
    </style:style>
    <style:style style:name="P14" style:family="paragraph" style:parent-style-name="Text_20_body" style:list-style-name="L3">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1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6" style:family="paragraph" style:parent-style-name="Text_20_body">
      <style:paragraph-properties fo:margin-left="0in" fo:margin-right="0in" fo:margin-top="0in" fo:margin-bottom="0in" loext:contextual-spacing="false" fo:line-height="137%" fo:text-align="start" style:justify-single-word="false" fo:orphans="2" fo:widows="2" fo:text-indent="0in" style:auto-text-indent="false" fo:padding="0in" fo:border="none"/>
    </style:style>
    <style:style style:name="P17" style:family="paragraph" style:parent-style-name="Text_20_body" style:list-style-name="L1">
      <style:paragraph-properties fo:margin-left="0in" fo:margin-right="0in" fo:margin-top="0in" fo:margin-bottom="0in" loext:contextual-spacing="false" fo:line-height="137%" fo:text-align="start" style:justify-single-word="false" fo:orphans="2" fo:widows="2" fo:text-indent="0in" style:auto-text-indent="false" fo:padding="0in" fo:border="none"/>
    </style:style>
    <style:style style:name="P18" style:family="paragraph" style:parent-style-name="Text_20_body" style:list-style-name="L3">
      <style:paragraph-properties fo:margin-left="0in" fo:margin-right="0in" fo:margin-top="0in" fo:margin-bottom="0in" loext:contextual-spacing="false" fo:line-height="137%" fo:text-align="start" style:justify-single-word="false" fo:orphans="2" fo:widows="2" fo:text-indent="0in" style:auto-text-indent="false" fo:padding="0in" fo:border="none"/>
    </style:style>
    <style:style style:name="P19"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20" style:family="paragraph" style:parent-style-name="Text_20_body" style:list-style-name="L2">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21" style:family="paragraph" style:parent-style-name="Text_20_body" style:list-style-name="L4">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22" style:family="paragraph" style:parent-style-name="Text_20_body" style:list-style-name="L2">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23" style:family="paragraph" style:parent-style-name="Text_20_body" style:list-style-name="L3">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24"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5" style:family="paragraph" style:parent-style-name="Text_20_body" style:list-style-name="L5">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6" style:family="paragraph" style:parent-style-name="Text_20_body" style:list-style-name="L5">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27"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3.5pt" fo:letter-spacing="normal" fo:font-style="normal" fo:font-weight="normal" fo:background-color="#ffffff" loext:padding="0in" loext:border="none"/>
    </style:style>
    <style:style style:name="T1" style:family="text">
      <style:text-properties fo:font-variant="normal" fo:text-transform="none" fo:color="#4f4f4f" style:font-name="Open Sans" fo:font-size="12pt" fo:letter-spacing="normal" fo:font-style="normal" fo:font-weight="normal"/>
    </style:style>
    <style:style style:name="T2" style:family="text">
      <style:text-properties fo:font-variant="normal" fo:text-transform="none" fo:color="#4f4f4f" style:font-name="inherit" fo:font-size="11.25pt" fo:letter-spacing="normal" fo:font-style="normal" fo:font-weight="bold" loext:padding="0in" loext:border="none"/>
    </style:style>
    <style:style style:name="T3" style:family="text">
      <style:text-properties fo:font-variant="normal" fo:text-transform="none" fo:color="#4f4f4f" style:font-name="inherit" fo:font-size="11.25pt" fo:letter-spacing="normal" fo:font-style="normal" fo:font-weight="bold" fo:background-color="#ffffff" loext:char-shading-value="0" loext:padding="0in" loext:border="none"/>
    </style:style>
    <style:style style:name="T4" style:family="text">
      <style:text-properties fo:font-variant="normal" fo:text-transform="none" fo:color="#4f4f4f" style:font-name="inherit" fo:font-size="11.25pt" fo:letter-spacing="normal" fo:font-style="normal" fo:font-weight="normal" loext:padding="0in" loext:border="none"/>
    </style:style>
    <style:style style:name="T5" style:family="text">
      <style:text-properties fo:font-variant="normal" fo:text-transform="none" fo:color="#4f4f4f" style:font-name="inherit" fo:font-size="11.25pt" fo:letter-spacing="normal" fo:font-style="italic" fo:font-weight="bold" loext:padding="0in" loext:border="none"/>
    </style:style>
    <style:style style:name="T6" style:family="text">
      <style:text-properties fo:font-variant="normal" fo:text-transform="none" fo:color="#0f2b3d" style:font-name="Menlo" fo:font-size="10.5pt" fo:letter-spacing="normal" fo:font-style="normal" fo:font-weight="normal" fo:background-color="#f7f7f8" loext:char-shading-value="0" loext:padding="0.0193in" loext:border="0.06pt solid #b4b9bd"/>
    </style:style>
    <style:style style:name="T7" style:family="text">
      <style:text-properties fo:font-variant="normal" fo:text-transform="none" fo:color="#0f2b3d" style:font-name="Menlo" fo:font-size="9.75pt" fo:letter-spacing="normal" fo:font-style="normal" fo:font-weight="normal" fo:background-color="#f7f7f8" loext:char-shading-value="0" loext:padding="0in" loext:border="none"/>
    </style:style>
    <style:style style:name="T8" style:family="text">
      <style:text-properties fo:font-variant="normal" fo:text-transform="none" fo:color="#0f2b3d" fo:letter-spacing="normal" fo:background-color="#f7f7f8" loext:char-shading-value="0" loext:padding="0in" loext:border="none"/>
    </style:style>
    <style:style style:name="T9" style:family="text">
      <style:text-properties fo:font-variant="normal" fo:text-transform="none" fo:color="#017a9b" style:text-line-through-style="none" style:text-line-through-type="none" style:font-name="inherit" fo:font-size="11.25pt" fo:letter-spacing="normal" fo:font-style="normal" style:text-underline-style="none" fo:font-weight="bold" style:text-blinking="false" loext:padding="0in" loext:border="none"/>
    </style:style>
    <style:style style:name="T10" style:family="text">
      <style:text-properties fo:font-variant="normal" fo:text-transform="none" fo:color="#008080" style:font-name="Menlo" fo:font-size="9.75pt" fo:letter-spacing="normal" fo:font-style="normal" fo:font-weight="normal" fo:background-color="#f7f7f8" loext:char-shading-value="0" loext:padding="0in" loext:border="none"/>
    </style:style>
    <style:style style:name="T11" style:family="text">
      <style:text-properties fo:font-variant="normal" fo:text-transform="none" fo:color="#0086b3" style:font-name="Menlo" fo:font-size="9.75pt" fo:letter-spacing="normal" fo:font-style="normal" fo:font-weight="normal" fo:background-color="#f7f7f8" loext:char-shading-value="0" loext:padding="0in" loext:border="none"/>
    </style:style>
    <style:style style:name="T12" style:family="text">
      <style:text-properties fo:font-variant="normal" fo:text-transform="none" fo:color="#dd1144" style:font-name="Menlo" fo:font-size="9.75pt" fo:letter-spacing="normal" fo:font-style="normal" fo:font-weight="normal" fo:background-color="#f7f7f8" loext:char-shading-value="0" loext:padding="0in" loext:border="none"/>
    </style:style>
    <style:style style:name="T13" style:family="text">
      <style:text-properties fo:font-variant="normal" fo:text-transform="none" fo:color="#333333" style:font-name="inherit" fo:font-size="9.75pt" fo:letter-spacing="normal" fo:font-style="normal" fo:font-weight="bold" fo:background-color="#f7f7f8" loext:char-shading-value="0" loext:padding="0in" loext:border="none"/>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7">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 this exercise we will install Webpack locally.</text:p>
      <text:h text:style-name="P1" text:outline-level="2"><text:bookmark text:name="current-version-of-webpack"/>Current Version of Webpack</text:h>
      <text:p text:style-name="P13">At the time this course is created, the most recent stable version of Webpack is version 4. Webpack 4 comes with some significant changes from previous versions, so you will find different information out there if you read an older tutorial.</text:p>
      <text:p text:style-name="P16"><text:span text:style-name="T1">One of the new things about version 4, is that webpack declared a few default settings that are automatically in place when you install webpack. So, you might not even need a webpack config file. But, our app won't be following all the default settings, so we will need a custom config file, </text:span><text:span text:style-name="Source_20_Text"><text:span text:style-name="T6">webpack.config.js</text:span></text:span><text:span text:style-name="T1">.</text:span></text:p>
      <text:p text:style-name="P16"><text:span text:style-name="T1"/></text:p>
      <text:p text:style-name="P16"><text:span text:style-name="Strong_20_Emphasis"><text:span text:style-name="T2">Erratum</text:span></text:span><text:span text:style-name="T4"> - The </text:span><text:span text:style-name="Source_20_Text"><text:span text:style-name="T6">webpack.config.js</text:span></text:span><text:span text:style-name="T4"> file has to be created in the root (/) location of your project.</text:span></text:p>
      <text:h text:style-name="P2" text:outline-level="2"><text:bookmark text:name="install-webpack-in-local-machine"/>Install Webpack in Local Machine</text:h>
      <text:p text:style-name="P19"><text:span text:style-name="T4">Prerequisite - We suggest you have any code editor, such as </text:span><text:a xlink:type="simple" xlink:href="https://code.visualstudio.com/" office:target-frame-name="_blank" xlink:show="new" text:style-name="Internet_20_link" text:visited-style-name="Visited_20_Internet_20_Link"><text:span text:style-name="T9">Visual Studio Code</text:span></text:a><text:span text:style-name="T4"> in your local machine. It will help to edit the files, keep track of the changes, and easy navigation. In this exercise, we will install Webpack locally. The steps are as follows:</text:span></text:p>
      <text:list xml:id="list618734124" text:style-name="L1">
        <text:list-item>
          <text:p text:style-name="P17"><text:span text:style-name="T4">In the terminal (Mac/Linux) or command prompt (Windows), go to the project directory. If you wish to practice the steps mentioned in the video demonstration below, stay on the </text:span><text:span text:style-name="Source_20_Text"><text:span text:style-name="T6">0-initial-setup</text:span></text:span><text:span text:style-name="T4"> branch.</text:span></text:p>
          <text:p text:style-name="P17"><text:span text:style-name="T4">Else, switch to the branch </text:span><text:span text:style-name="Source_20_Text"><text:span text:style-name="T6">1-install-webpack</text:span></text:span><text:span text:style-name="T4"> corresponding the current exercise where all the steps have already been carried out.</text:span></text:p>
          <text:p text:style-name="P7"><text:span text:style-name="Source_20_Text"><text:span text:style-name="T7">git checkout </text:span></text:span><text:span text:style-name="Source_20_Text"><text:span text:style-name="T10">1</text:span></text:span><text:span text:style-name="Source_20_Text"><text:span text:style-name="T7">-install-webpack</text:span></text:span></text:p>
          <text:p text:style-name="P10"><text:span text:style-name="Source_20_Text"><text:span text:style-name="T7">git branch</text:span></text:span></text:p>
        </text:list-item>
      </text:list>
      <text:list xml:id="list1571848936" text:style-name="L2">
        <text:list-item>
          <text:p text:style-name="P22">Install Webpack and the command line instructions (CLI) tool using npm, as:</text:p>
          <text:p text:style-name="P8"><text:span text:style-name="Source_20_Text"><text:span text:style-name="T11">npm</text:span></text:span><text:span text:style-name="Source_20_Text"><text:span text:style-name="T7"> i webpack webpack-cli </text:span></text:span></text:p>
          <text:p text:style-name="P20"><text:soft-page-break/><text:span text:style-name="T4">Remember that </text:span><text:span text:style-name="Source_20_Text"><text:span text:style-name="T6">npm i</text:span></text:span><text:span text:style-name="T4"> is just shorthand for </text:span><text:span text:style-name="Source_20_Text"><text:span text:style-name="T6">npm install</text:span></text:span><text:span text:style-name="T4">. A CLI is a terminal program that allows developers to run commands from the command line to communicate with the Webpack.</text:span></text:p>
        </text:list-item>
      </text:list>
      <text:list xml:id="list2464795814" text:style-name="L3">
        <text:list-item>
          <text:p text:style-name="P18"><text:span text:style-name="T4">In </text:span><text:span text:style-name="Source_20_Text"><text:span text:style-name="T6">package.json</text:span></text:span><text:span text:style-name="T4">, verify if </text:span><text:span text:style-name="Source_20_Text"><text:span text:style-name="T6">webpack</text:span></text:span><text:span text:style-name="T4"> and </text:span><text:span text:style-name="Source_20_Text"><text:span text:style-name="T6">webpack-cli</text:span></text:span><text:span text:style-name="T4"> are added to the "dependencies" as:</text:span></text:p>
          <text:p text:style-name="P9"><text:span text:style-name="Source_20_Text"><text:span text:style-name="T12">"dependencies"</text:span></text:span><text:span text:style-name="Source_20_Text"><text:span text:style-name="T7">: {</text:span></text:span></text:p>
          <text:p text:style-name="P9"><text:span text:style-name="Source_20_Text"><text:span text:style-name="T8"><text:s/></text:span></text:span><text:span text:style-name="Source_20_Text"><text:span text:style-name="T12">"express"</text:span></text:span><text:span text:style-name="Source_20_Text"><text:span text:style-name="T7">: </text:span></text:span><text:span text:style-name="Source_20_Text"><text:span text:style-name="T12">"^4.17.1"</text:span></text:span><text:span text:style-name="Source_20_Text"><text:span text:style-name="T7">,</text:span></text:span></text:p>
          <text:p text:style-name="P9"><text:span text:style-name="Source_20_Text"><text:span text:style-name="T8"><text:s/></text:span></text:span><text:span text:style-name="Source_20_Text"><text:span text:style-name="T12">"webpack"</text:span></text:span><text:span text:style-name="Source_20_Text"><text:span text:style-name="T7">: </text:span></text:span><text:span text:style-name="Source_20_Text"><text:span text:style-name="T12">"^4.43.0"</text:span></text:span><text:span text:style-name="Source_20_Text"><text:span text:style-name="T7">,</text:span></text:span></text:p>
          <text:p text:style-name="P9"><text:span text:style-name="Source_20_Text"><text:span text:style-name="T8"><text:s/></text:span></text:span><text:span text:style-name="Source_20_Text"><text:span text:style-name="T12">"webpack-cli"</text:span></text:span><text:span text:style-name="Source_20_Text"><text:span text:style-name="T7">: </text:span></text:span><text:span text:style-name="Source_20_Text"><text:span text:style-name="T12">"^3.3.11"</text:span></text:span></text:p>
          <text:p text:style-name="P11"><text:span text:style-name="Source_20_Text"><text:span text:style-name="T7">},</text:span></text:span></text:p>
        </text:list-item>
        <text:list-item>
          <text:p text:style-name="P18"><text:span text:style-name="T4">In </text:span><text:span text:style-name="Source_20_Text"><text:span text:style-name="T6">package.json</text:span></text:span><text:span text:style-name="T4">, add a build npm script as:</text:span></text:p>
          <text:p text:style-name="P9"><text:span text:style-name="Source_20_Text"><text:span text:style-name="T12">"scripts"</text:span></text:span><text:span text:style-name="Source_20_Text"><text:span text:style-name="T7">: {</text:span></text:span></text:p>
          <text:p text:style-name="P9"><text:span text:style-name="Source_20_Text"><text:span text:style-name="T8"><text:s/></text:span></text:span><text:span text:style-name="Source_20_Text"><text:span text:style-name="T12">"build"</text:span></text:span><text:span text:style-name="Source_20_Text"><text:span text:style-name="T7">: </text:span></text:span><text:span text:style-name="Source_20_Text"><text:span text:style-name="T12">"webpack"</text:span></text:span></text:p>
          <text:p text:style-name="P11"><text:span text:style-name="Source_20_Text"><text:span text:style-name="T7">},</text:span></text:span></text:p>
          <text:p text:style-name="P14">Lastly, verify the dependency for the development in "devDependencies" block as:</text:p>
          <text:p text:style-name="P9"><text:span text:style-name="Source_20_Text"><text:span text:style-name="T12">"devDependencies"</text:span></text:span><text:span text:style-name="Source_20_Text"><text:span text:style-name="T7">:{</text:span></text:span></text:p>
          <text:p text:style-name="P9"><text:span text:style-name="Source_20_Text"><text:span text:style-name="T8"><text:s text:c="2"/></text:span></text:span><text:span text:style-name="Source_20_Text"><text:span text:style-name="T12">"webpack-dev-server"</text:span></text:span><text:span text:style-name="Source_20_Text"><text:span text:style-name="T7">: </text:span></text:span><text:span text:style-name="Source_20_Text"><text:span text:style-name="T12">"^3.11.0"</text:span></text:span><text:span text:style-name="Source_20_Text"><text:span text:style-name="T7">,</text:span></text:span></text:p>
          <text:p text:style-name="P11"><text:span text:style-name="Source_20_Text"><text:span text:style-name="T7">},</text:span></text:span></text:p>
        </text:list-item>
        <text:list-item>
          <text:p text:style-name="P18"><text:span text:style-name="T4">Create a </text:span><text:span text:style-name="Source_20_Text"><text:span text:style-name="T6">webpack.config.js</text:span></text:span><text:span text:style-name="T4"> file in the root location of your project, and add the necessary require statements, and a blank module.exports code as:</text:span></text:p>
          <text:p text:style-name="P9"><text:span text:style-name="Source_20_Text"><text:span text:style-name="T13">const</text:span></text:span><text:span text:style-name="Source_20_Text"><text:span text:style-name="T7"> path = </text:span></text:span><text:span text:style-name="Source_20_Text"><text:span text:style-name="T11">require</text:span></text:span><text:span text:style-name="Source_20_Text"><text:span text:style-name="T7">(</text:span></text:span><text:span text:style-name="Source_20_Text"><text:span text:style-name="T12">"path"</text:span></text:span><text:span text:style-name="Source_20_Text"><text:span text:style-name="T7">)</text:span></text:span></text:p>
          <text:p text:style-name="P9"><text:span text:style-name="Source_20_Text"><text:span text:style-name="T13">const</text:span></text:span><text:span text:style-name="Source_20_Text"><text:span text:style-name="T7"> webpack = </text:span></text:span><text:span text:style-name="Source_20_Text"><text:span text:style-name="T11">require</text:span></text:span><text:span text:style-name="Source_20_Text"><text:span text:style-name="T7">(</text:span></text:span><text:span text:style-name="Source_20_Text"><text:span text:style-name="T12">"webpack"</text:span></text:span><text:span text:style-name="Source_20_Text"><text:span text:style-name="T7">)</text:span></text:span></text:p>
          <text:p text:style-name="P9"><text:span text:style-name="Source_20_Text"><text:span text:style-name="T11">module</text:span></text:span><text:span text:style-name="Source_20_Text"><text:span text:style-name="T7">.exports = {</text:span></text:span></text:p>
          <text:p text:style-name="P11"><text:span text:style-name="Source_20_Text"><text:span text:style-name="T7">}</text:span></text:span></text:p>
          <text:p text:style-name="P23">We will populate the module.exports with the entry code in the next exercise.</text:p>
        </text:list-item>
        <text:list-item>
          <text:p text:style-name="P18"><text:span text:style-name="T4">Try running Webpack using the command </text:span><text:span text:style-name="Source_20_Text"><text:span text:style-name="T6">npm run build</text:span></text:span><text:span text:style-name="T4">. </text:span><text:span text:style-name="Strong_20_Emphasis"><text:span text:style-name="Emphasis"><text:span text:style-name="T5">You should get a Webpack error in the terminal because our config file is empty.</text:span></text:span></text:span></text:p>
        </text:list-item>
      </text:list>
      <text:list xml:id="list2775580351" text:style-name="L4">
        <text:list-item>
          <text:p text:style-name="P21"><text:span text:style-name="T4">Let's commit the work done until now, using </text:span><text:span text:style-name="Source_20_Text"><text:span text:style-name="T6">git commit</text:span></text:span><text:span text:style-name="T4">.</text:span></text:p>
        </text:list-item>
      </text:list>
      <text:h text:style-name="P5" text:outline-level="3">QUESTION 1 OF 2</text:h>
      <text:p text:style-name="P27">A webpack config file:</text:p>
      <text:list xml:id="list4161436003" text:style-name="L5">
        <text:list-item>
          <text:p text:style-name="P26">Allows us to override the webpack default setup as necessary</text:p>
        </text:list-item>
        <text:list-item>
          <text:p text:style-name="P25">Is required by webpack and our developer co-workers to state how we will use webpack</text:p>
        </text:list-item>
      </text:list>
      <text:p text:style-name="P12">SUBMIT</text:p>
      <text:h text:style-name="P3" text:outline-level="2"><text:soft-page-break/>Interview Question</text:h>
      <text:p text:style-name="P24">At work, a project requires the use of a technology that is completely new to you. What steps would you take to learn the required technology?</text:p>
      <text:p text:style-name="P6"/>
      <text:h text:style-name="P4" text:outline-level="3">Your reflection</text:h>
      <text:p text:style-name="P15"><text:span text:style-name="Strong_20_Emphasis"><text:span text:style-name="T3">how to use it and override default setup as necessary to adapt for project requirements</text:span></text:span></text:p>
      <text:h text:style-name="P4" text:outline-level="3">Things to think about</text:h>
      <text:p text:style-name="P24">I came across these types of questions fairly often while interviewing. Companies want to understand your process, and they really want to know that you are confident and capable of picking up new languages quickly. Most importantly with questions like this, show that you have a process for learning and let your hard work learning code shine to highlight just how quickly you pick up these topics.</text:p>
      <text:p text:style-name="P16"><text:span text:style-name="T1"/></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5T16:07:05.779134585</meta:creation-date>
    <dc:date>2021-01-25T16:08:04.212333990</dc:date>
    <meta:editing-duration>PT59S</meta:editing-duration>
    <meta:editing-cycles>1</meta:editing-cycles>
    <meta:document-statistic meta:table-count="0" meta:image-count="0" meta:object-count="0" meta:page-count="3" meta:paragraph-count="47" meta:word-count="568" meta:character-count="3421" meta:non-whitespace-character-count="2902"/>
    <meta:generator>LibreOffice/6.4.6.2$Linux_X86_64 LibreOffice_project/40$Build-2</meta:generator>
  </office:meta>
</office:document-meta>
</file>